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style:font-name="Liberation Serif" officeooo:paragraph-rsid="003c3a38"/>
    </style:style>
    <style:style style:name="P2" style:family="paragraph" style:parent-style-name="Heading_20_1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style:font-name="Liberation Serif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style:font-name="Liberation Serif" fo:font-size="12pt" officeooo:paragraph-rsid="003ab722" style:font-size-asian="12pt" style:font-size-complex="12pt"/>
    </style:style>
    <style:style style:name="P4" style:family="paragraph" style:parent-style-name="Heading_20_2">
      <style:paragraph-properties fo:margin-top="0cm" fo:margin-bottom="0cm" style:contextual-spacing="false" fo:line-height="115%"/>
      <style:text-properties style:font-name="Liberation Serif" fo:font-size="12pt" fo:font-style="italic" fo:font-weight="bold" officeooo:paragraph-rsid="003d8fa2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style:font-name="Liberation Serif" fo:font-size="14pt" fo:font-weight="bold" officeooo:paragraph-rsid="000b3f63" style:font-size-asian="14pt" style:font-size-complex="14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 officeooo:rsid="000b3f63" officeooo:paragraph-rsid="00151d5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paragraph-rsid="0009aa03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bold" officeooo:rsid="000b3f63" officeooo:paragraph-rsid="000b3f63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09aa03" style:font-size-asian="12pt" style:font-weight-asian="bold" style:font-size-complex="12pt" style:font-weight-complex="bold"/>
    </style:style>
    <style:style style:name="P16" style:family="paragraph" style:parent-style-name="Heading_20_2">
      <style:paragraph-properties fo:margin-left="0cm" fo:margin-right="0cm" fo:margin-top="0cm" fo:margin-bottom="0.07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94683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.07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94683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7c08e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ab722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Text_20_body">
      <style:paragraph-properties fo:margin-left="0cm" fo:margin-right="0cm" fo:margin-top="0cm" fo:margin-bottom="0.079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3c3a38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.079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9aa03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Text_20_body">
      <style:paragraph-properties fo:margin-top="0cm" fo:margin-bottom="0.079cm" style:contextual-spacing="false" fo:line-height="100%" fo:text-align="center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style:text-underline-style="solid" style:text-underline-width="auto" style:text-underline-color="font-color" fo:font-weight="bold" officeooo:paragraph-rsid="000b3f63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Heading_20_2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italic" fo:font-weight="bold" officeooo:paragraph-rsid="003d8fa2" style:font-size-asian="12pt" style:font-size-complex="12pt"/>
    </style:style>
    <style:style style:name="P26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0.5pt" fo:letter-spacing="normal" fo:font-style="normal" fo:font-weight="bold"/>
    </style:style>
    <style:style style:name="P27" style:family="paragraph" style:parent-style-name="Standard">
      <style:paragraph-properties fo:margin-left="0cm" fo:margin-right="0cm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font-size="14pt" fo:letter-spacing="normal" fo:font-style="normal" fo:font-weight="bold" style:font-size-asian="14pt" style:font-size-complex="14p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2b1ad9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normal" fo:font-weight="bold" officeooo:paragraph-rsid="00431ecb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3ab722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3d6de7" style:font-style-asian="italic" style:font-weight-asian="bold" style:font-style-complex="italic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4b2760" style:font-weight-asian="bold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1" fo:font-size="12pt" fo:letter-spacing="normal" fo:font-style="normal" fo:font-weight="normal" officeooo:paragraph-rsid="0025fbcb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5pt" fo:letter-spacing="normal" fo:font-style="normal" style:text-underline-style="none" fo:font-weight="bold" style:text-blinking="false" style:font-size-asian="15pt" style:font-size-complex="15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style:text-line-through-style="none" style:text-line-through-type="none" style:font-name="Liberation Serif" fo:font-size="18pt" fo:letter-spacing="normal" fo:font-style="normal" style:text-underline-style="none" fo:font-weight="bold" style:text-blinking="false" style:font-size-asian="18pt" style:font-size-complex="18pt"/>
    </style:style>
    <style:style style:name="P37" style:family="paragraph" style:parent-style-name="Text_20_body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3d8fa2"/>
    </style:style>
    <style:style style:name="P38" style:family="paragraph" style:parent-style-name="Text_20_body" style:list-style-name="L12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/>
    </style:style>
    <style:style style:name="P39" style:family="paragraph" style:parent-style-name="Text_20_body" style:list-style-name="L17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0" style:family="paragraph" style:parent-style-name="Text_20_body" style:list-style-name="L1">
      <style:paragraph-properties fo:margin-left="0cm" fo:margin-right="0cm" fo:margin-top="0cm" fo:margin-bottom="0.079cm" style:contextual-spacing="false" fo:line-height="100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1" style:family="paragraph" style:parent-style-name="Text_20_body" style:list-style-name="L3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2" style:family="paragraph" style:parent-style-name="Text_20_body" style:list-style-name="L3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3" style:family="paragraph" style:parent-style-name="Text_20_body" style:list-style-name="L4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4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5" style:family="paragraph" style:parent-style-name="Text_20_body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6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f64f3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48" style:family="paragraph" style:parent-style-name="Text_20_body" style:list-style-name="L2">
      <style:paragraph-properties fo:margin-top="0cm" fo:margin-bottom="0cm" style:contextual-spacing="false" fo:line-height="115%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14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50" style:family="paragraph" style:parent-style-name="Text_20_body" style:list-style-name="L17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51" style:family="paragraph" style:parent-style-name="Text_20_body" style:list-style-name="L16">
      <style:paragraph-properties fo:margin-top="0cm" fo:margin-bottom="0cm" style:contextual-spacing="false" fo:line-height="115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126f45" style:font-size-asian="12pt" style:font-size-complex="12pt"/>
    </style:style>
    <style:style style:name="P52" style:family="paragraph" style:parent-style-name="Text_20_body" style:list-style-name="L5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4" style:family="paragraph" style:parent-style-name="Text_20_body" style:list-style-name="L10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11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d2a58" style:font-size-asian="12pt" style:font-size-complex="12pt"/>
    </style:style>
    <style:style style:name="P56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4dad86" style:font-size-asian="12pt" style:font-size-complex="12pt"/>
    </style:style>
    <style:style style:name="P57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0b3f63" style:font-size-asian="12pt" style:font-size-complex="12pt"/>
    </style:style>
    <style:style style:name="P59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60" style:family="paragraph" style:parent-style-name="Text_20_body" style:list-style-name="L7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0afb81" officeooo:paragraph-rsid="000afb81" style:font-size-asian="12pt" style:font-size-complex="12pt"/>
    </style:style>
    <style:style style:name="P61" style:family="paragraph" style:parent-style-name="Text_20_body" style:list-style-name="L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48b0d8" officeooo:paragraph-rsid="0048b0d8" style:font-size-asian="12pt" style:font-size-complex="12pt"/>
    </style:style>
    <style:style style:name="P62" style:family="paragraph" style:parent-style-name="Text_20_body" style:list-style-name="L11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001f7" officeooo:paragraph-rsid="005001f7" style:font-size-asian="12pt" style:font-size-complex="12pt"/>
    </style:style>
    <style:style style:name="P63" style:family="paragraph" style:parent-style-name="Text_20_body" style:list-style-name="L8">
      <style:paragraph-properties fo:margin-top="0cm" fo:margin-bottom="0cm" style:contextual-spacing="false" fo:line-height="115%" fo:text-align="start" style:justify-single-word="false" fo:orphans="2" fo:widows="2"/>
      <style:text-properties fo:font-variant="normal" fo:text-transform="none" fo:color="#271a38" loext:opacity="100%" style:font-name="Liberation Serif" fo:font-size="12pt" fo:letter-spacing="normal" fo:font-style="normal" fo:font-weight="bold" officeooo:rsid="000afb81" officeooo:paragraph-rsid="000afb81" style:font-size-asian="12pt" style:font-size-complex="12pt"/>
    </style:style>
    <style:style style:name="P64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3f4a4f" officeooo:paragraph-rsid="003f4a4f" style:font-size-asian="11pt" style:font-size-complex="11pt"/>
    </style:style>
    <style:style style:name="P65" style:family="paragraph" style:parent-style-name="Text_20_body" style:list-style-name="L6">
      <style:paragraph-properties fo:margin-top="0cm" fo:margin-bottom="0cm" style:contextual-spacing="false" fo:line-height="100%" fo:text-align="start" style:justify-single-word="false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395c" officeooo:paragraph-rsid="0041395c" style:font-size-asian="11pt" style:font-size-complex="11pt"/>
    </style:style>
    <style:style style:name="P66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395c" officeooo:paragraph-rsid="0041395c" style:font-size-asian="11pt" style:font-size-complex="11pt"/>
    </style:style>
    <style:style style:name="P67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style:font-size-asian="11pt" style:font-size-complex="11pt"/>
    </style:style>
    <style:style style:name="P68" style:family="paragraph" style:parent-style-name="Text_20_body" style:list-style-name="L6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1pt" fo:letter-spacing="normal" fo:font-style="normal" fo:font-weight="normal" officeooo:rsid="0041b648" officeooo:paragraph-rsid="0041b648" style:font-size-asian="11pt" style:font-size-complex="11pt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/>
      <style:text-properties fo:font-variant="normal" fo:text-transform="none" fo:color="#271a38" loext:opacity="100%" style:font-name="Liberation Serif" fo:letter-spacing="normal" fo:font-style="italic" style:text-underline-style="solid" style:text-underline-width="auto" style:text-underline-color="font-color" fo:font-weight="bold" officeooo:paragraph-rsid="00516101" style:font-weight-asian="bold" style:font-weight-complex="bold"/>
    </style:style>
    <style:style style:name="P70" style:family="paragraph" style:parent-style-name="Text_20_body" style:list-style-name="L19">
      <style:paragraph-properties fo:margin-top="0cm" fo:margin-bottom="0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paragraph-rsid="002b1ad9"/>
    </style:style>
    <style:style style:name="P71" style:family="paragraph" style:parent-style-name="Text_20_body" style:list-style-name="L1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P72" style:family="paragraph" style:parent-style-name="Text_20_body" style:list-style-name="L19">
      <style:paragraph-properties fo:margin-top="0cm" fo:margin-bottom="0.079cm" style:contextual-spacing="false" fo:line-height="100%" fo:orphans="2" fo:widows="2"/>
      <style:text-properties fo:font-variant="normal" fo:text-transform="none" fo:color="#271a38" loext:opacity="100%" style:font-name="Liberation Serif" fo:font-size="12pt" fo:letter-spacing="normal" fo:font-style="normal" fo:font-weight="normal" officeooo:rsid="0053f73b" officeooo:paragraph-rsid="0053f73b"/>
    </style:style>
    <style:style style:name="P73" style:family="paragraph" style:parent-style-name="Text_20_body">
      <style:paragraph-properties fo:margin-left="0cm" fo:margin-right="0cm" fo:margin-top="0cm" fo:margin-bottom="0cm" style:contextual-spacing="false" fo:line-height="115%" fo:orphans="2" fo:widows="2" fo:text-indent="0cm" style:auto-text-indent="false"/>
      <style:text-properties fo:font-variant="normal" fo:text-transform="none" fo:color="#271a38" loext:opacity="100%" style:font-name="Liberation Serif" fo:font-size="12pt" fo:letter-spacing="normal" fo:font-style="normal" style:text-underline-style="solid" style:text-underline-width="auto" style:text-underline-color="font-color" fo:font-weight="bold" officeooo:paragraph-rsid="002b1ad9" style:font-weight-asian="bold" style:font-weight-complex="bold"/>
    </style:style>
    <style:style style:name="P74" style:family="paragraph" style:parent-style-name="Text_20_body" style:list-style-name="L13">
      <style:paragraph-properties fo:margin-top="0cm" fo:margin-bottom="0cm" style:contextual-spacing="false" fo:line-height="115%" fo:orphans="2" fo:widows="2"/>
    </style:style>
    <style:style style:name="P75" style:family="paragraph" style:parent-style-name="Text_20_body" style:list-style-name="L14">
      <style:paragraph-properties fo:margin-top="0cm" fo:margin-bottom="0cm" style:contextual-spacing="false" fo:line-height="115%" fo:orphans="2" fo:widows="2"/>
    </style:style>
    <style:style style:name="P76" style:family="paragraph" style:parent-style-name="Text_20_body" style:list-style-name="L15">
      <style:paragraph-properties fo:margin-top="0cm" fo:margin-bottom="0cm" style:contextual-spacing="false" fo:line-height="115%" fo:orphans="2" fo:widows="2"/>
      <style:text-properties officeooo:paragraph-rsid="003ab722"/>
    </style:style>
    <style:style style:name="P77" style:family="paragraph" style:parent-style-name="Text_20_body" style:list-style-name="L15">
      <style:paragraph-properties fo:margin-top="0cm" fo:margin-bottom="0.079cm" style:contextual-spacing="false" fo:line-height="115%" fo:orphans="2" fo:widows="2"/>
    </style:style>
    <style:style style:name="P78" style:family="paragraph" style:parent-style-name="Text_20_body" style:list-style-name="L16">
      <style:paragraph-properties fo:margin-top="0cm" fo:margin-bottom="0cm" style:contextual-spacing="false" fo:line-height="115%" fo:orphans="2" fo:widows="2"/>
    </style:style>
    <style:style style:name="P79" style:family="paragraph" style:parent-style-name="Text_20_body" style:list-style-name="L17">
      <style:paragraph-properties fo:margin-top="0cm" fo:margin-bottom="0cm" style:contextual-spacing="false" fo:line-height="115%" fo:orphans="2" fo:widows="2"/>
    </style:style>
    <style:style style:name="P80" style:family="paragraph" style:parent-style-name="Text_20_body" style:list-style-name="L9">
      <style:paragraph-properties fo:margin-top="0cm" fo:margin-bottom="0cm" style:contextual-spacing="false" fo:line-height="100%" fo:text-align="start" style:justify-single-word="false" fo:orphans="2" fo:widows="2"/>
      <style:text-properties fo:font-size="12pt" officeooo:paragraph-rsid="000b3f63"/>
    </style:style>
    <style:style style:name="P81" style:family="paragraph" style:parent-style-name="Text_20_body" style:list-style-name="L19">
      <style:paragraph-properties fo:margin-top="0cm" fo:margin-bottom="0cm" style:contextual-spacing="false" fo:line-height="100%" fo:orphans="2" fo:widows="2"/>
      <style:text-properties style:font-name="Liberation Serif" officeooo:paragraph-rsid="002b1ad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26f45" style:font-size-asian="12pt" style:font-size-complex="12pt"/>
    </style:style>
    <style:style style:name="T6" style:family="text">
      <style:text-properties fo:font-size="12pt" officeooo:rsid="002b1ad9" style:font-size-asian="12pt" style:font-size-complex="12pt"/>
    </style:style>
    <style:style style:name="T7" style:family="text">
      <style:text-properties fo:font-size="12pt" officeooo:rsid="000b3f63" style:font-size-asian="12pt" style:font-size-complex="12pt"/>
    </style:style>
    <style:style style:name="T8" style:family="text">
      <style:text-properties fo:font-size="12pt" officeooo:rsid="003d6de7" style:font-size-asian="12pt" style:font-size-complex="12pt"/>
    </style:style>
    <style:style style:name="T9" style:family="text">
      <style:text-properties fo:font-size="12pt" officeooo:rsid="0018f1f7" style:font-size-asian="12pt" style:font-size-complex="12pt"/>
    </style:style>
    <style:style style:name="T10" style:family="text">
      <style:text-properties fo:font-size="12pt" style:font-size-asian="12pt" style:font-style-asian="italic" style:font-size-complex="12pt" style:font-style-complex="italic"/>
    </style:style>
    <style:style style:name="T11" style:family="text">
      <style:text-properties fo:font-size="12pt" officeooo:rsid="000d2a58" style:font-size-asian="12pt" style:font-style-asian="italic" style:font-size-complex="12pt" style:font-style-complex="italic"/>
    </style:style>
    <style:style style:name="T12" style:family="text">
      <style:text-properties fo:font-size="12pt" officeooo:rsid="002b1ad9" style:font-size-asian="12pt" style:font-style-asian="italic" style:font-size-complex="12pt" style:font-style-complex="italic"/>
    </style:style>
    <style:style style:name="T13" style:family="text">
      <style:text-properties fo:font-size="12pt" style:text-underline-style="solid" style:text-underline-width="auto" style:text-underline-color="font-color" officeooo:rsid="002b1ad9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2pt" style:text-underline-style="solid" style:text-underline-width="auto" style:text-underline-color="font-color" officeooo:rsid="002b1ad9" style:font-size-asian="12pt" style:font-style-asian="italic" style:font-size-complex="12pt" style:font-style-complex="italic"/>
    </style:style>
    <style:style style:name="T15" style:family="text">
      <style:text-properties fo:font-size="12pt" style:text-underline-style="solid" style:text-underline-width="auto" style:text-underline-color="font-color" officeooo:rsid="000b3f63" style:font-size-asian="12pt" style:font-size-complex="12pt"/>
    </style:style>
    <style:style style:name="T16" style:family="text">
      <style:text-properties fo:font-size="12pt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T17" style:family="text">
      <style:text-properties fo:font-size="12pt" style:text-underline-style="solid" style:text-underline-width="auto" style:text-underline-color="font-color" officeooo:rsid="000b3f63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d2a58" style:font-size-asian="12pt" style:font-size-complex="12pt"/>
    </style:style>
    <style:style style:name="T19" style:family="text">
      <style:text-properties fo:font-size="12pt" fo:font-style="normal" officeooo:rsid="002b1ad9" style:font-size-asian="12pt" style:font-size-complex="12pt"/>
    </style:style>
    <style:style style:name="T20" style:family="text">
      <style:text-properties fo:font-size="12pt" fo:font-style="normal" fo:font-weight="normal" officeooo:rsid="002b1ad9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Inter" fo:font-size="12pt" fo:letter-spacing="normal" fo:font-style="normal" style:text-underline-style="none" fo:font-weight="bold" style:text-blinking="false" style:font-size-asian="18pt" style:font-size-complex="18pt"/>
    </style:style>
    <style:style style:name="T22" style:family="text">
      <style:text-properties fo:font-variant="normal" fo:text-transform="none" fo:color="#271a38" loext:opacity="100%" fo:font-size="12pt" fo:letter-spacing="normal" fo:font-style="normal" fo:font-weight="normal"/>
    </style:style>
    <style:style style:name="T23" style:family="text">
      <style:text-properties fo:font-variant="normal" fo:text-transform="none" fo:color="#271a38" loext:opacity="100%" fo:font-size="12pt" fo:letter-spacing="normal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variant="normal" fo:text-transform="none" fo:color="#271a38" loext:opacity="100%" fo:font-size="12pt" fo:letter-spacing="normal" fo:font-style="italic" style:text-underline-style="solid" style:text-underline-width="auto" style:text-underline-color="font-color" fo:font-weight="bold" officeooo:rsid="00145fee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271a38" loext:opacity="100%" style:font-name="Liberation Serif" fo:font-size="12pt" fo:letter-spacing="normal" fo:font-style="normal" fo:font-weight="normal"/>
    </style:style>
    <style:style style:name="T26" style:family="text">
      <style:text-properties fo:font-variant="normal" fo:text-transform="none" fo:color="#271a38" loext:opacity="100%" style:font-name="Liberation Serif" fo:font-size="12pt" fo:letter-spacing="normal" fo:font-style="normal" fo:font-weight="normal" style:font-size-asian="12pt" style:font-size-complex="12pt"/>
    </style:style>
    <style:style style:name="T27" style:family="text">
      <style:text-properties fo:font-variant="normal" fo:text-transform="none" fo:color="#271a38" loext:opacity="100%" style:font-name="Liberation Serif" fo:font-size="12pt" fo:letter-spacing="normal" fo:font-style="normal" fo:font-weight="normal" officeooo:rsid="0037c6e0"/>
    </style:style>
    <style:style style:name="T28" style:family="text">
      <style:text-properties fo:font-variant="normal" fo:text-transform="none" fo:color="#271a38" loext:opacity="100%" style:font-name="Liberation Serif" fo:font-size="12pt" fo:letter-spacing="normal" fo:font-style="normal" fo:font-weight="bold"/>
    </style:style>
    <style:style style:name="T29" style:family="text">
      <style:text-properties fo:font-variant="normal" fo:text-transform="none" fo:color="#271a38" loext:opacity="100%" style:font-name="Liberation Serif" fo:font-size="12pt" fo:letter-spacing="normal" fo:font-style="normal" fo:font-weight="bold" style:font-size-asian="12pt" style:font-size-complex="12pt"/>
    </style:style>
    <style:style style:name="T30" style:family="text">
      <style:text-properties fo:font-variant="normal" fo:text-transform="none" fo:color="#271a38" loext:opacity="100%" style:font-name="Liberation Serif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size-complex="12pt"/>
    </style:style>
    <style:style style:name="T32" style:family="text">
      <style:text-properties fo:font-variant="normal" fo:text-transform="none" fo:color="#271a38" loext:opacity="100%" style:font-name="Liberation Serif" fo:letter-spacing="normal" fo:font-style="normal" fo:font-weight="normal" officeooo:rsid="004b276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271a38" loext:opacity="100%" fo:letter-spacing="normal" fo:font-style="normal" officeooo:rsid="0010ae31"/>
    </style:style>
    <style:style style:name="T34" style:family="text">
      <style:text-properties fo:font-variant="normal" fo:text-transform="none" fo:color="#271a38" loext:opacity="100%" fo:letter-spacing="normal" fo:font-style="normal" officeooo:rsid="0010ae31" style:font-weight-asian="bold" style:font-weight-complex="bold"/>
    </style:style>
    <style:style style:name="T35" style:family="text">
      <style:text-properties fo:font-variant="normal" fo:text-transform="none" fo:color="#271a38" loext:opacity="100%" fo:letter-spacing="normal" fo:font-style="normal" style:text-underline-style="solid" style:text-underline-width="auto" style:text-underline-color="font-color" fo:font-weight="normal" officeooo:rsid="0009aa03"/>
    </style:style>
    <style:style style:name="T36" style:family="text">
      <style:text-properties fo:font-variant="normal" fo:text-transform="none" fo:color="#271a38" loext:opacity="100%" fo:letter-spacing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271a38" loext:opacity="100%" fo:letter-spacing="normal"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38" style:family="text">
      <style:text-properties fo:font-variant="normal" fo:text-transform="none" fo:color="#271a38" loext:opacity="100%" fo:letter-spacing="normal" fo:font-style="italic" style:text-underline-style="solid" style:text-underline-width="auto" style:text-underline-color="font-color" fo:font-weight="bold" officeooo:rsid="00145fee" style:font-style-asian="italic" style:font-weight-asian="bold" style:font-style-complex="italic" style:font-weight-complex="bold"/>
    </style:style>
    <style:style style:name="T39" style:family="text">
      <style:text-properties officeooo:rsid="000f73e3"/>
    </style:style>
    <style:style style:name="T40" style:family="text">
      <style:text-properties officeooo:rsid="000b3f63"/>
    </style:style>
    <style:style style:name="T41" style:family="text">
      <style:text-properties officeooo:rsid="0010ae31"/>
    </style:style>
    <style:style style:name="T42" style:family="text">
      <style:text-properties officeooo:rsid="00126f45"/>
    </style:style>
    <style:style style:name="T43" style:family="text">
      <style:text-properties style:font-name="Inter1" fo:font-size="12pt" fo:font-style="normal" fo:font-weight="normal" officeooo:rsid="002b1ad9" style:font-size-asian="12pt" style:font-size-complex="12pt"/>
    </style:style>
    <style:style style:name="T44" style:family="text">
      <style:text-properties officeooo:rsid="0018f1f7"/>
    </style:style>
    <style:style style:name="T45" style:family="text">
      <style:text-properties style:font-size-asian="12pt" style:font-size-complex="12pt"/>
    </style:style>
    <style:style style:name="T46" style:family="text">
      <style:text-properties officeooo:rsid="004f64f3" style:font-size-asian="12pt" style:font-size-complex="12pt"/>
    </style:style>
    <style:style style:name="T47" style:family="text">
      <style:text-properties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48" style:family="text">
      <style:text-properties style:text-underline-style="solid" style:text-underline-width="auto" style:text-underline-color="font-color" officeooo:rsid="0009aa03" style:font-style-asian="italic" style:font-weight-asian="bold" style:font-style-complex="italic" style:font-weight-complex="bold"/>
    </style:style>
    <style:style style:name="T49" style:family="text">
      <style:text-properties officeooo:rsid="0037c6e0"/>
    </style:style>
    <style:style style:name="T50" style:family="text">
      <style:text-properties style:text-underline-style="none" fo:font-weight="bold" style:font-weight-asian="bold" style:font-weight-complex="bold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53" style:family="text">
      <style:text-properties style:font-name="Liberation Serif" fo:font-weight="normal" officeooo:rsid="004b2760" style:font-size-asian="12pt" style:font-weight-asian="normal" style:font-size-complex="12pt" style:font-weight-complex="normal"/>
    </style:style>
    <style:style style:name="T54" style:family="text">
      <style:text-properties officeooo:rsid="003e4e50"/>
    </style:style>
    <style:style style:name="T55" style:family="text">
      <style:text-properties officeooo:rsid="0041395c"/>
    </style:style>
    <style:style style:name="T56" style:family="text">
      <style:text-properties officeooo:rsid="0041b648"/>
    </style:style>
    <style:style style:name="T57" style:family="text">
      <style:text-properties officeooo:rsid="00457c70"/>
    </style:style>
    <style:style style:name="T58" style:family="text">
      <style:text-properties officeooo:rsid="0047e718"/>
    </style:style>
    <style:style style:name="T59" style:family="text">
      <style:text-properties officeooo:rsid="000afb81"/>
    </style:style>
    <style:style style:name="T60" style:family="text">
      <style:text-properties officeooo:rsid="004b2760"/>
    </style:style>
    <style:style style:name="T61" style:family="text">
      <style:text-properties officeooo:rsid="004dad86"/>
    </style:style>
    <style:style style:name="T62" style:family="text">
      <style:text-properties officeooo:rsid="004f64f3"/>
    </style:style>
    <style:style style:name="T63" style:family="text">
      <style:text-properties fo:color="#000000" loext:opacity="100%" style:font-size-asian="12pt" style:font-size-complex="12pt"/>
    </style:style>
    <style:style style:name="T64" style:family="text">
      <style:text-properties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a xlink:type="simple" xlink:href="https://openclassrooms.com/fr/courses/6179306-securisez-vos-applications-web-avec-lowasp" text:style-name="Internet_20_link" text:visited-style-name="Visited_20_Internet_20_Link"><text:span text:style-name="T21">Sécurisez vos applications web avec l'OWASP</text:span></text:a></text:h>
      <text:p text:style-name="P35"/>
      <text:p text:style-name="P34"/>
      <text:p text:style-name="P35"/>
      <text:p text:style-name="P26"/>
      <text:p text:style-name="P26"/>
      <text:p text:style-name="P27"/>
      <text:p text:style-name="P27"><text:span text:style-name="T39">I -</text:span>Découvrez ce qu'est l'inclusion numérique</text:p>
      <text:p text:style-name="P27"/>
      <text:p text:style-name="P27"/>
      <text:p text:style-name="P12"/>
      <text:h text:style-name="P4" text:outline-level="2"><text:span text:style-name="T37">1&gt;_</text:span><text:span text:style-name="T35">Découvrez les référentiels et ressources clés pour la sécurité des développements web</text:span><text:span text:style-name="T36">:</text:span></text:h>
      <text:p text:style-name="P37"/>
      <text:list xml:id="list396514548" text:style-name="L1">
        <text:list-item>
          <text:p text:style-name="P40"><text:bookmark text:name="r-8141412"/><text:bookmark text:name="r-8141413"/>Le <text:span text:style-name="T50">RGPD</text:span> encadre légalement la collecte et le traitement des données personnelles.</text:p>
        </text:list-item>
        <text:list-item>
          <text:p text:style-name="P40"><text:bookmark text:name="r-8141414"/><text:bookmark text:name="r-8141415"/><text:span text:style-name="T2">PCI DSS</text:span> assure la conformité de la sécurité des sites qui traitent les données bancaires.</text:p>
        </text:list-item>
        <text:list-item>
          <text:p text:style-name="P40"><text:bookmark text:name="r-8141416"/><text:bookmark text:name="r-8141417"/>Le traitement des données sensibles (dont celles de santé) est réglementé par la <text:span text:style-name="T2">CNIL</text:span> et nécessite une prise en charge particulière. </text:p>
        </text:list-item>
        <text:list-item>
          <text:p text:style-name="P40"><text:bookmark text:name="r-8141418"/><text:bookmark text:name="r-8141419"/><text:span text:style-name="T2">L’OWASP</text:span> est une organisation à but non lucratif qui propose des référentiels sur les risques de sécurité des applications web. Le Top Ten 2021 de l’OWASP est la dernière mise à jour sur les risques de sécurité des applications web aujourd’hui.</text:p>
        </text:list-item>
        <text:list-item>
          <text:p text:style-name="P40"><text:bookmark text:name="r-8141420"/><text:bookmark text:name="r-8141421"/><text:span text:style-name="T2">L’ASVS</text:span> est un standard de vérification de la sécurité fournissant une liste de critère permettant de valider des niveaux de sécurité garantis</text:p>
        </text:list-item>
      </text:list>
      <text:p text:style-name="P47"/>
      <text:list xml:id="list1782180001" text:style-name="L2">
        <text:list-header>
          <text:p text:style-name="P48"/>
        </text:list-header>
      </text:list>
      <text:p text:style-name="P9"/>
      <text:h text:style-name="P25" text:outline-level="2"><text:span text:style-name="T48">2&gt;_</text:span><text:span text:style-name="T3">Découvrez la dernière version du Top 10 de l’OWASP</text:span><text:span text:style-name="T47"> :</text:span></text:h>
      <text:p text:style-name="P22"/>
      <text:list xml:id="list1016378284" text:style-name="L3">
        <text:list-item>
          <text:p text:style-name="P41">les contrôles d’accès défaillants ;</text:p>
        </text:list-item>
        <text:list-item>
          <text:p text:style-name="P42"><text:bookmark text:name="r-8141583"/><text:bookmark text:name="r-8141584"/>les défaillances cryptographiques ;</text:p>
        </text:list-item>
        <text:list-item>
          <text:p text:style-name="P42"><text:bookmark text:name="r-8141585"/><text:bookmark text:name="r-8141586"/>l’injection ;</text:p>
        </text:list-item>
        <text:list-item>
          <text:p text:style-name="P42"><text:bookmark text:name="r-8141587"/><text:bookmark text:name="r-8141588"/>la conception non sécurisée ;</text:p>
        </text:list-item>
        <text:list-item>
          <text:p text:style-name="P42"><text:bookmark text:name="r-8141589"/><text:bookmark text:name="r-8141590"/>les mauvaises configurations de sécurité ;</text:p>
        </text:list-item>
        <text:list-item>
          <text:p text:style-name="P42"><text:bookmark text:name="r-8141591"/><text:bookmark text:name="r-8141592"/>les composants vulnérables et obsolètes ;</text:p>
        </text:list-item>
        <text:list-item>
          <text:p text:style-name="P42"><text:bookmark text:name="r-8141593"/><text:bookmark text:name="r-8141594"/>les identification et authentification de mauvaise qualité ;</text:p>
        </text:list-item>
        <text:list-item>
          <text:p text:style-name="P42"><text:bookmark text:name="r-8141595"/><text:bookmark text:name="r-8141596"/>le manque d’intégrité des données et du logiciel ;</text:p>
        </text:list-item>
        <text:list-item>
          <text:p text:style-name="P42"><text:bookmark text:name="r-8141597"/><text:bookmark text:name="r-8141598"/>la carence des systèmes de contrôle et de journalisation ;</text:p>
        </text:list-item>
        <text:list-item>
          <text:p text:style-name="P42"><text:bookmark text:name="r-8141599"/><text:bookmark text:name="r-8141600"/>la falsification de requête côté serveur.</text:p>
        </text:list-item>
      </text:list>
      <text:list xml:id="list2220941989" text:style-name="L4">
        <text:list-header>
          <text:p text:style-name="P43"/>
        </text:list-header>
      </text:list>
      <text:list xml:id="list2408212787" text:style-name="L5">
        <text:list-header>
          <text:p text:style-name="P52"/>
        </text:list-header>
      </text:list>
      <text:p text:style-name="P6"/>
      <text:p text:style-name="P33"/>
      <text:p text:style-name="P13"/>
      <text:p text:style-name="P13"/>
      <text:p text:style-name="P13"/>
      <text:p text:style-name="P13"/>
      <text:p text:style-name="P15"><text:soft-page-break/><text:span text:style-name="T54">1&gt;</text:span><text:span text:style-name="T39"> - Empêchez l’exploitation des contrôles d’accès défaillants :</text:span></text:p>
      <text:p text:style-name="P21"/>
      <text:list xml:id="list291716037" text:style-name="L6">
        <text:list-item>
          <text:p text:style-name="P59"><text:bookmark text:name="r-8169157"/><text:bookmark text:name="r-8169156"/><text:bookmark text:name="r-8169166"/>Les applications web avec authentification ne garantissent pas que toutes les pages sont verrouillées par contrôle d’accès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<text:span text:style-name="T59">Authentification</text:span> solide (JWT ou a 2 facteurs) <text:span text:style-name="T57">+ demande Mdp Fort !</text:span></text:p>
                        </text:list-item>
                        <text:list-item>
                          <text:p text:style-name="P64">Contrôles des routes sensible avec authentification selon rôle</text:p>
                        </text:list-item>
                        <text:list-item>
                          <text:p text:style-name="P65">Anonymisation / pseudo data sensibl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bookmark text:name="r-8169158"/><text:bookmark text:name="r-8169159"/>Les références directes aux objets peuvent amener un attaquant à comprendre les modèles et la configuration des applications web.</text:p>
        </text:list-item>
        <text:list-item>
          <text:p text:style-name="P44"><text:bookmark text:name="r-8169160"/><text:bookmark text:name="r-8169161"/>N'utilisez pas de noms prévisibles ou de références directes à la base de données dans l'URL.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_<text:span text:style-name="T55">id uniquement</text:span></text:p>
                        </text:list-item>
                        <text:list-item>
                          <text:p text:style-name="P66"><text:span text:style-name="T56">r</text:span>oute paramétré avec:id </text:p>
                        </text:list-item>
                        <text:list-item>
                          <text:p text:style-name="P68">Encodage/Chiffrement si elmt sensible ds Url(Base64 , chiifrement asyn<text:span text:style-name="T58">c</text:span>..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bookmark text:name="r-8169162"/><text:bookmark text:name="r-8169163"/>Prévenez les attaques d'octets nuls en protégeant votre code source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Comme il n’y a pas d’usage normal pour l’octet nul dans une application web, le plus simple est de le détecter au niveau de serveur web ou du pare-feu et de rejeter toute requête en contenant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bookmark text:name="r-8169164"/><text:bookmark text:name="r-8169165"/>Utilisez des références d'objet indirectes avec des paramètres et des combinaisons clé-valeur.</text:p>
        </text:list-item>
      </text:list>
      <text:list xml:id="list2112147215" text:style-name="L7">
        <text:list-header>
          <text:p text:style-name="P60"/>
        </text:list-header>
      </text:list>
      <text:list xml:id="list4287620305" text:style-name="L8">
        <text:list-header>
          <text:p text:style-name="P63"/>
        </text:list-header>
      </text:list>
      <text:p text:style-name="P29"><text:span text:style-name="T17">2&gt;_</text:span><text:span text:style-name="T15">Sécurisez les données sensibles grâce à la cryptographie</text:span><text:span text:style-name="T16"> :</text:span></text:p>
      <text:p text:style-name="P24"/>
      <text:list xml:id="list1407561596" text:style-name="L9">
        <text:list-item>
          <text:p text:style-name="P58"><text:bookmark text:name="r-8169256"/><text:bookmark text:name="r-8169255"/><text:bookmark text:name="r-8169265"/>Utilisez le HTTPS pour l'ensemble de votre site, même s'il ne contient pas de données sensibles.</text:p>
          <text:list>
            <text:list-item>
              <text:list>
                <text:list-item>
                  <text:list>
                    <text:list-item>
                      <text:p text:style-name="P80"><text:a xlink:type="simple" xlink:href="https://letsencrypt.org/fr/" text:style-name="Internet_20_link" text:visited-style-name="Visited_20_Internet_20_Link">https://letsencrypt.org/fr/</text:a><text:span text:style-name="T30"> <text:s text:c="4"/></text:span><text:span text:style-name="T31">=&gt;</text:span><text:span text:style-name="T32"> </text:span><text:span text:style-name="T52">Une autorité de certification à but non lucrati</text:span><text:span text:style-name="T53">f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bookmark text:name="r-8169257"/><text:bookmark text:name="r-8169258"/>L'utilisation du chiffrement dans la couche Transport peut prévenir les attaques MITM ! <text:span text:style-name="T60">(ManInTheMiddle = L’Homme du Milieu)</text:span></text:p>
        </text:list-item>
        <text:list-item>
          <text:p text:style-name="P53"><text:bookmark text:name="r-8169259"/><text:bookmark text:name="r-8169260"/>L’utilisation d’un algorithme de hachage fort est essentielle pour protéger vos données.</text:p>
          <text:list>
            <text:list-item>
              <text:list>
                <text:list-item>
                  <text:list>
                    <text:list-item>
                      <text:p text:style-name="P61">ARGON2 recommandé par OWASP (hash &amp;sel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bookmark text:name="r-8169261"/><text:bookmark text:name="r-8169262"/>Dans la mesure du possible, utilisez toujours un salage avec votre algorithme de chiffrement.</text:p>
        </text:list-item>
        <text:list-item>
          <text:p text:style-name="P53"><text:bookmark text:name="r-8169263"/><text:bookmark text:name="r-8169264"/>Une donnée chiffrée est récupérable, une donnée hachée ne l’est pas.</text:p>
          <text:p text:style-name="P53"/>
        </text:list-item>
      </text:list>
      <text:p text:style-name="P23"><text:bookmark text:name="r-8169244"/>Si vous êtes développeur, voici quelques recommandations pour protéger vos données en transit :</text:p>
      <text:list xml:id="list878447452" text:style-name="L10">
        <text:list-item>
          <text:p text:style-name="P54"><text:bookmark text:name="r-8169245"/><text:bookmark text:name="r-8169246"/><text:bookmark text:name="r-8169253"/>N'utilisez <text:span text:style-name="T2">GET</text:span> que pour récupérer des informations.</text:p>
        </text:list-item>
        <text:list-item>
          <text:p text:style-name="P54"><text:bookmark text:name="r-8169247"/><text:bookmark text:name="r-8169248"/>Utilisez <text:span text:style-name="T2">POST</text:span> pour les informations qui seront manipulées.</text:p>
        </text:list-item>
        <text:list-item>
          <text:p text:style-name="P54"><text:bookmark text:name="r-8169249"/><text:bookmark text:name="r-8169250"/>Toutes les requêtes <text:span text:style-name="T2">POST</text:span> doivent utiliser <text:span text:style-name="T2">HTTPS</text:span>/<text:span text:style-name="T2">SSL</text:span> pour s'assurer que le corps est chiffré.</text:p>
        </text:list-item>
        <text:list-item>
          <text:p text:style-name="P54"><text:bookmark text:name="r-8169251"/><text:bookmark text:name="r-8169252"/>Vérifiez tous les modules tiers que vous utilisez pour créer des requêtes <text:span text:style-name="T2">GET</text:span>/<text:span text:style-name="T2">POST</text:span> et utilisez <text:span text:style-name="T2">HTTPS</text:span> pour chacun d'entre eux !</text:p>
        </text:list-item>
      </text:list>
      <text:p text:style-name="P4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2"><text:soft-page-break/><text:span text:style-name="T11">3&gt;_</text:span><text:span text:style-name="T18">Protégez votre code contre l’injection</text:span><text:span text:style-name="T10"> :</text:span></text:p>
      <text:p text:style-name="P18"/>
      <text:list xml:id="list1124558579" text:style-name="L11">
        <text:list-item>
          <text:p text:style-name="P55"><text:bookmark text:name="r-8169347"/><text:bookmark text:name="r-8169346"/><text:bookmark text:name="r-8169354"/>Les injections peuvent inclure (mais sans s'y limiter) des commandes SQL, JavaScript, HTML ou OS et permettent de manipuler les entrées pour effectuer des actions et accéder à des données normalement non autorisées. </text:p>
        </text:list-item>
        <text:list-item>
          <text:p text:style-name="P56"><text:bookmark text:name="r-8169348"/><text:bookmark text:name="r-8169349"/>Vous pouvez prévenir les attaques par injection en sécurisant votre code avec :</text:p>
          <text:list>
            <text:list-item>
              <text:list>
                <text:list-item>
                  <text:p text:style-name="P56"><text:s/>la validation des entrées <text:span text:style-name="T61">(ex. Package validator)</text:span></text:p>
                </text:list-item>
                <text:list-item>
                  <text:p text:style-name="P46"><text:span text:style-name="T45">les variables paramétrées </text:span><text:span text:style-name="T46">(</text:span><text:span text:style-name="T63">Les variables paramétrées sont utilisées dans d'autres bases de données relationnelles comme MySQL ou PostgreSQL</text:span><text:span text:style-name="T46">)</text:span><text:span text:style-name="T45">, </text:span></text:p>
                </text:list-item>
                <text:list-item>
                  <text:p text:style-name="P56">les ORM <text:span text:style-name="T62">(Mangoose = Shema + règle de validation)</text:span>et </text:p>
                </text:list-item>
                <text:list-item>
                  <text:p text:style-name="P56">les procédures SQL stockées. </text:p>
                </text:list-item>
                <text:list-item>
                  <text:p text:style-name="P56">Et pensez à utiliser la fonction executesql() dans la base de données.</text:p>
                </text:list-item>
              </text:list>
            </text:list-item>
          </text:list>
        </text:list-item>
        <text:list-item>
          <text:p text:style-name="P57"><text:bookmark text:name="r-8169350"/><text:bookmark text:name="r-8169351"/>Le Cross-site Scripting est une famille d’attaque côté client et non côté serveur.</text:p>
        </text:list-item>
        <text:list-item>
          <text:p text:style-name="P57"><text:bookmark text:name="r-8169352"/><text:bookmark text:name="r-8169353"/>Empêcher une faille XSS avec validation de l'entrée et un encodage de l'entrée.</text:p>
          <text:list>
            <text:list-item>
              <text:list>
                <text:list-item>
                  <text:p text:style-name="P62">DomPurify</text:p>
                </text:list-item>
              </text:list>
            </text:list-item>
          </text:list>
        </text:list-item>
      </text:list>
      <text:list xml:id="list3690625016" text:style-name="L12">
        <text:list-header>
          <text:p text:style-name="P38"/>
        </text:list-header>
      </text:list>
      <text:p text:style-name="P7"/>
      <text:p text:style-name="P69"><text:span text:style-name="T12">4&gt;_</text:span><text:span text:style-name="T19">Sécurisez une application dès sa conception</text:span><text:span text:style-name="T64"> :</text:span></text:p>
      <text:p text:style-name="P73"/>
      <text:list xml:id="list3904734427" text:style-name="L19">
        <text:list-item>
          <text:p text:style-name="P70"><text:bookmark text:name="r-8169455"/><text:bookmark text:name="r-8169447"/><text:bookmark text:name="r-8169448"/>Une <text:span text:style-name="T2">bonne conception</text:span> est la base de toute application sécurisée.</text:p>
        </text:list-item>
        <text:list-item>
          <text:p text:style-name="P71"><text:bookmark text:name="r-8169450"/><text:bookmark text:name="r-8169449"/>Toujours mettre en place des t<text:span text:style-name="T2">ests unitaires</text:span> et d’i<text:span text:style-name="T2">ntégration fiables</text:span>.</text:p>
          <text:list>
            <text:list-item>
              <text:list>
                <text:list-item>
                  <text:p text:style-name="P72">Mise en place Dossier et Fichier de Test Unitaire</text:p>
                </text:list-item>
              </text:list>
            </text:list-item>
          </text:list>
        </text:list-item>
        <text:list-item>
          <text:p text:style-name="P71"><text:bookmark text:name="r-8169452"/><text:bookmark text:name="r-8169451"/>La mise en place d’un <text:span text:style-name="T2">cycle de vie de développement</text:span> permet d’anticiper certaines problématiques.</text:p>
        </text:list-item>
        <text:list-item>
          <text:p text:style-name="P71"><text:bookmark text:name="r-8169454"/><text:bookmark text:name="r-8169453"/>Les défauts de conception peuvent amener à d’autres failles présentes dans le top 10 de l’OWASP.</text:p>
          <text:p text:style-name="P81"><text:span text:style-name="T22"/></text:p>
        </text:list-item>
      </text:list>
      <text:p text:style-name="P28"/>
      <text:p text:style-name="P5"><text:span text:style-name="T34">III -</text:span><text:span text:style-name="T33">Concevez du contenu web accessible</text:span></text:p>
      <text:p text:style-name="P14"/>
      <text:h text:style-name="P16" text:outline-level="2"><text:span text:style-name="T41">1&gt;_Créez des designs visuels accessibles</text:span><text:span text:style-name="T40"> :</text:span></text:h>
      <text:p text:style-name="P17"/>
      <text:list xml:id="list1427041663" text:style-name="L14">
        <text:list-item>
          <text:p text:style-name="P49"><text:bookmark text:name="r-6941259"/><text:bookmark text:name="r-6941251"/><text:bookmark text:name="r-6941252"/>La <text:span text:style-name="Strong_20_Emphasis"><text:span text:style-name="T1">différentiabilité</text:span></text:span> est la facilité avec laquelle vous pouvez reconnaître les lettres, et les distinguer les unes des autres. La <text:span text:style-name="Strong_20_Emphasis"><text:span text:style-name="T1">lisibilité</text:span></text:span> est la facilité avec laquelle vous pouvez lire les mots dans une phrase ou un paragraphe.</text:p>
        </text:list-item>
        <text:list-item>
          <text:p text:style-name="P75"><text:bookmark text:name="r-6941254"/><text:bookmark text:name="r-6941253"/><text:span text:style-name="T25">Vous pouvez améliorer la différentiabilité et la lisibilité en choisissant des polices de caractères avec des </text:span><text:span text:style-name="Strong_20_Emphasis"><text:span text:style-name="T28">apertures et contreformes ouvertes</text:span></text:span><text:span text:style-name="T25">, en veillant à laisser </text:span><text:span text:style-name="Strong_20_Emphasis"><text:span text:style-name="T28">suffisamment d'espace</text:span></text:span><text:span text:style-name="T25"> autour du texte et à utiliser une </text:span><text:span text:style-name="Strong_20_Emphasis"><text:span text:style-name="T28">épaisseur de trait uniforme</text:span></text:span><text:span text:style-name="T25">.</text:span></text:p>
        </text:list-item>
        <text:list-item>
          <text:p text:style-name="P75"><text:bookmark text:name="r-6941256"/><text:bookmark text:name="r-6941255"/><text:span text:style-name="T25">Les éléments visuels importants doivent être </text:span><text:span text:style-name="Strong_20_Emphasis"><text:span text:style-name="T28">suffisamment contrastés</text:span></text:span><text:span text:style-name="T25"> par rapport à l'arrière-plan. </text:span></text:p>
        </text:list-item>
        <text:list-item>
          <text:p text:style-name="P75"><text:bookmark text:name="r-6941258"/><text:bookmark text:name="r-6941257"/><text:span text:style-name="T25">Utilisez la </text:span><text:span text:style-name="Strong_20_Emphasis"><text:span text:style-name="T28">couleur</text:span></text:span><text:span text:style-name="T25"> uniquement en tant qu'indication secondaire pour communiquer des informations. </text:span></text:p>
        </text:list-item>
      </text:list>
      <text:p text:style-name="P8"/>
      <text:p text:style-name="P30"><text:span text:style-name="T5">2&gt;_</text:span><text:span text:style-name="T42">Créez du contenu multimédia accessible</text:span><text:span text:style-name="T4"> :</text:span></text:p>
      <text:p text:style-name="P19"/>
      <text:list xml:id="list1759396113" text:style-name="L15">
        <text:list-item>
          <text:p text:style-name="P76"><text:bookmark text:name="r-6942569"/><text:bookmark text:name="r-6942563"/><text:bookmark text:name="r-6942564"/><text:soft-page-break/><text:span text:style-name="T26">Contrôlez toujours la </text:span><text:span text:style-name="Strong_20_Emphasis"><text:span text:style-name="T29">qualité et l'exactitude des sous-titres automatiques</text:span></text:span><text:span text:style-name="T26"> et ajoutez la ponctuation.</text:span></text:p>
        </text:list-item>
        <text:list-item>
          <text:p text:style-name="P77"><text:bookmark text:name="r-6942566"/><text:bookmark text:name="r-6942565"/><text:span text:style-name="T25">Respectez les </text:span><text:span text:style-name="Strong_20_Emphasis"><text:span text:style-name="T28">meilleures pratiques</text:span></text:span><text:span text:style-name="T25"> de sous-titrage, telles que l'utilisation de césures logiques et l'ajout des informations non verbales importantes.</text:span></text:p>
        </text:list-item>
        <text:list-item>
          <text:p text:style-name="P77"><text:bookmark text:name="r-6942568"/><text:bookmark text:name="r-6942567"/><text:span text:style-name="Strong_20_Emphasis"><text:span text:style-name="T28">Fournissez des transcriptions</text:span></text:span><text:span text:style-name="T25"> pour le contenu audio et </text:span><text:span text:style-name="Strong_20_Emphasis"><text:span text:style-name="T28">ajoutez des descriptions des visuels</text:span></text:span><text:span text:style-name="T25"> aux transcriptions vidéo.</text:span></text:p>
        </text:list-item>
      </text:list>
      <text:p text:style-name="P3"/>
      <text:p text:style-name="P1"><text:span text:style-name="T24">3&gt;_</text:span><text:span text:style-name="T38">Rendez les interactions sur le site accessibles</text:span><text:span text:style-name="T23"> :</text:span></text:p>
      <text:p text:style-name="P20"/>
      <text:list xml:id="list1679647258" text:style-name="L16">
        <text:list-item>
          <text:p text:style-name="P51"><text:bookmark text:name="r-6941402"/><text:bookmark text:name="r-6941396"/><text:bookmark text:name="r-6941397"/>Assurez-vous que le contenu prenne en charge l'<text:span text:style-name="Strong_20_Emphasis"><text:span text:style-name="T1">interaction via le clavier</text:span></text:span> en rendant tous les éléments utilisables via le clavier, en indiquant le focus et en respectant un ordre de focus logique. </text:p>
        </text:list-item>
        <text:list-item>
          <text:p text:style-name="P78"><text:bookmark text:name="r-6941399"/><text:bookmark text:name="r-6941398"/><text:span text:style-name="T25">Souvenez-vous que de nombreuses informations concernant les interactions sont communiquées visuellement, et </text:span><text:span text:style-name="Strong_20_Emphasis"><text:span text:style-name="T28">prenez en charge les indications d'interaction visuelle par programmation</text:span></text:span><text:span text:style-name="T25"> grâce à l'utilisation du HTML sémantique et d'ARIA.</text:span></text:p>
        </text:list-item>
        <text:list-item>
          <text:p text:style-name="P78"><text:bookmark text:name="r-6941401"/><text:bookmark text:name="r-6941400"/><text:span text:style-name="T25">Veillez à la </text:span><text:span text:style-name="Strong_20_Emphasis"><text:span text:style-name="T28">cohérence </text:span></text:span><text:span text:style-name="T25">de la navigation dans le site et des éléments en termes de noms, de comportement et de présentation. </text:span></text:p>
        </text:list-item>
      </text:list>
      <text:p text:style-name="P11"/>
      <text:p text:style-name="P31"><text:span text:style-name="T8">4</text:span><text:span text:style-name="T9">&gt;_</text:span><text:span text:style-name="T44">Annotez vos maquettes à l'aide d'informations d'accessibilité</text:span><text:span text:style-name="T7"> :</text:span></text:p>
      <text:p text:style-name="P8"/>
      <text:list xml:id="list1567932675" text:style-name="L17">
        <text:list-item>
          <text:p text:style-name="P50"><text:bookmark text:name="r-6941556"/><text:bookmark text:name="r-6941546"/><text:bookmark text:name="r-6941547"/>Réfléchissez à et communiquez les informations relatives à l'accessibilité dès le <text:span text:style-name="Strong_20_Emphasis"><text:span text:style-name="T1">début du processus de conception</text:span></text:span>.</text:p>
        </text:list-item>
        <text:list-item>
          <text:p text:style-name="P39"><text:bookmark text:name="r-6941549"/><text:bookmark text:name="r-6941548"/>Indiquez l'ordre du focus et l'ordre de lecture des éléments.</text:p>
        </text:list-item>
        <text:list-item>
          <text:p text:style-name="P79"><text:bookmark text:name="r-6941551"/><text:bookmark text:name="r-6941550"/><text:span text:style-name="T25">Précisez le </text:span><text:span text:style-name="Strong_20_Emphasis"><text:span text:style-name="T28">rôle</text:span></text:span><text:span text:style-name="T25"> de chaque élément</text:span></text:p>
        </text:list-item>
        <text:list-item>
          <text:p text:style-name="P79"><text:bookmark text:name="r-6941553"/><text:bookmark text:name="r-6941552"/><text:span text:style-name="T25">Mentionnez tous les </text:span><text:span text:style-name="Strong_20_Emphasis"><text:span text:style-name="T28">états et propriétés</text:span></text:span><text:span text:style-name="T25"> nécessaires pour clarifier l'interaction.</text:span></text:p>
        </text:list-item>
        <text:list-item>
          <text:p text:style-name="P79"><text:bookmark text:name="r-6941555"/><text:bookmark text:name="r-6941554"/><text:span text:style-name="T25">Ajoutez des </text:span><text:span text:style-name="Strong_20_Emphasis"><text:span text:style-name="T28">noms accessibles</text:span></text:span><text:span text:style-name="T25"> aux images et aux éléments visuels interactifs, tels que les boutons et les lien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Inter-Bold"/>
    <style:font-face style:name="Inter1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1:48:38.135481928</meta:creation-date>
    <dc:date>2023-06-05T20:29:20.210808760</dc:date>
    <meta:editing-duration>PT4H34M50S</meta:editing-duration>
    <meta:editing-cycles>10</meta:editing-cycles>
    <meta:generator>LibreOffice/7.3.7.2$Linux_X86_64 LibreOffice_project/30$Build-2</meta:generator>
    <meta:print-date>2023-03-28T14:26:04.427679504</meta:print-date>
    <meta:document-statistic meta:table-count="0" meta:image-count="0" meta:object-count="0" meta:page-count="4" meta:paragraph-count="90" meta:word-count="1118" meta:character-count="7031" meta:non-whitespace-character-count="6055"/>
  </office:meta>
</office:document-meta>
</file>